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063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/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 table:number-rows-repeated="104809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22:34:19.125821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20T22:34:25.477669310</dc:date>
    <meta:editing-duration>PT10H54M27S</meta:editing-duration>
    <meta:editing-cycles>455</meta:editing-cycles>
    <meta:generator>LibreOffice/7.2.5.2$MacOSX_X86_64 LibreOffice_project/499f9727c189e6ef3471021d6132d4c694f357e5</meta:generator>
    <meta:document-statistic meta:table-count="1" meta:cell-count="2571" meta:object-count="0"/>
  </office:meta>
</office:document-meta>
</file>